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32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/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2" table:number-columns-repeated="2" table:default-cell-style-name="Default"/>
        <table:table-column table:style-name="co2" table:number-columns-repeated="2" table:default-cell-style-name="ce1"/>
        <table:table-column table:style-name="co2" table:number-columns-repeated="58" table:default-cell-style-name="Default"/>
        <table:table-row table:style-name="ro1">
          <table:table-cell table:style-name="ce2" office:value-type="string" calcext:value-type="string">
            <text:p>skill_name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color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grey50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Block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blue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BlockDo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ggreen4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Brawl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elblue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nnon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blue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la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re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fens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quamari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rty Play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ocolate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rty PlayerSneaky G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colate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odge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yellow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ump-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eagre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renz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rebrick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renzyDod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teblue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almon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uard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gre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uggerna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ateblue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i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ateblue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ead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urpl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ghty Blow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ghty BlowTack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d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ink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ide St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goldenro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neaky Gi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ink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rip Bal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eppink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re Fe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llow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re Hand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ink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ack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rang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ackleDod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llow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wo He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vajowhite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restl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grey8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restleDo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enrod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restleStrip B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pink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restle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orange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ccura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ghtcyan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rm B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llowgre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reak Tackle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tch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auntles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ving Catch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ving Tackle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tra Arm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uardBlock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ail Mary Pas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orn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ump Up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eaderBlock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eap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onstrous Mouth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ultiple Block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unning Pas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afe Pair of Hand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neaky GitDefensive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print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and Firm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ackleBlock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ntacle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hick Skull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hick SkullGuard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wo Head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restleFrenzy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On the Ball</text:p>
          </table:table-cell>
          <table:table-cell table:style-name="Default"/>
          <table:table-cell office:value-type="string" calcext:value-type="string">
            <text:p>lightskyblue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2">
          <table:table-cell table:style-name="Default" office:value-type="string" calcext:value-type="string">
            <text:p>FrenzyBlock</text:p>
          </table:table-cell>
          <table:table-cell table:style-name="Default"/>
          <table:table-cell office:value-type="string" calcext:value-type="string">
            <text:p>mediumpurple4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>
          <table:table-cell table:style-name="Default" office:value-type="string" calcext:value-type="string">
            <text:p>Mighty BlowFrenzy</text:p>
          </table:table-cell>
          <table:table-cell table:style-name="Default"/>
          <table:table-cell office:value-type="string" calcext:value-type="string">
            <text:p>tomato3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2">
          <table:table-cell table:style-name="Default" office:value-type="string" calcext:value-type="string">
            <text:p>GuardTackle</text:p>
          </table:table-cell>
          <table:table-cell table:style-name="Default"/>
          <table:table-cell office:value-type="string" calcext:value-type="string">
            <text:p>darkorange3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2">
          <table:table-cell table:style-name="Default" office:value-type="string" calcext:value-type="string">
            <text:p>BlockSide Step</text:p>
          </table:table-cell>
          <table:table-cell table:style-name="Default"/>
          <table:table-cell office:value-type="string" calcext:value-type="string">
            <text:p>darkgoldenrod1</text:p>
          </table:table-cell>
          <table:table-cell/>
          <table:table-cell table:style-name="Default" table:number-columns-repeated="2"/>
          <table:table-cell table:number-columns-repeated="58"/>
        </table:table-row>
      </table:table>
      <table:named-expressions/>
      <table:database-ranges>
        <table:database-range table:name="__Anonymous_Sheet_DB__0" table:target-range-address="Sheet1.A1:Sheet1.C6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/00/0000</text:date>, <text:time style:data-style-name="N2" text:time-value="12:47:35.9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6.2$Windows_X86_64 LibreOffice_project/144abb84a525d8e30c9dbbefa69cbbf2d8d4ae3b</meta:generator>
    <meta:initial-creator>TJL</meta:initial-creator>
    <meta:creation-date>2016-08-18T13:39:56Z</meta:creation-date>
    <dc:date>2025-01-18T13:11:56.922000000</dc:date>
    <meta:editing-duration>PT2H52M31S</meta:editing-duration>
    <meta:editing-cycles>23</meta:editing-cycles>
    <meta:document-statistic meta:table-count="1" meta:cell-count="196" meta:object-count="0"/>
  </office:meta>
</office:document-meta>
</file>